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'Noto Serif CJK JP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5cm" fo:min-width="10.7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.4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11.2cm" svg:height="3.6cm" svg:x="5cm" svg:y="3cm">
          <text:p text:style-name="P1">哈夫曼编码译码器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2cm" svg:height="1.6cm" svg:x="5cm" svg:y="9.1cm">
          <text:p text:style-name="P1">译码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9cm" svg:height="1.6cm" svg:x="1.6cm" svg:y="9.1cm">
          <text:p text:style-name="P1">编码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2cm" svg:height="1.6cm" svg:x="8.4cm" svg:y="9.1cm">
          <text:p text:style-name="P1">初始化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9cm" svg:height="1.6cm" svg:x="16.5cm" svg:y="9.1cm">
          <text:p text:style-name="P1">可视化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0.6cm" svg:y1="6.6cm" svg:x2="3.05cm" svg:y2="9.1cm" draw:start-shape="id1" draw:start-glue-point="2" draw:end-shape="id2" draw:end-glue-point="0" svg:d="M10600 6600l-7550 2500" svg:viewBox="0 0 7551 2501">
          <text:p/>
        </draw:connector>
        <draw:connector draw:style-name="gr5" draw:text-style-name="P2" draw:layer="layout" draw:type="line" svg:x1="10.6cm" svg:y1="6.6cm" svg:x2="6.6cm" svg:y2="9.1cm" draw:start-shape="id1" draw:start-glue-point="2" draw:end-shape="id3" draw:end-glue-point="0" svg:d="M10600 6600l-4000 2500" svg:viewBox="0 0 4001 2501">
          <text:p/>
        </draw:connector>
        <draw:connector draw:style-name="gr5" draw:text-style-name="P2" draw:layer="layout" draw:type="line" svg:x1="10.6cm" svg:y1="6.6cm" svg:x2="10.5cm" svg:y2="9.1cm" draw:start-shape="id1" draw:start-glue-point="2" draw:end-shape="id4" draw:end-glue-point="0" svg:d="M10600 6600l-100 2500" svg:viewBox="0 0 101 2501">
          <text:p/>
        </draw:connector>
        <draw:connector draw:style-name="gr5" draw:text-style-name="P2" draw:layer="layout" draw:type="line" svg:x1="10.6cm" svg:y1="6.6cm" svg:x2="14.25cm" svg:y2="9.1cm" draw:start-shape="id1" draw:start-glue-point="2" svg:d="M10600 6600l3650 2500" svg:viewBox="0 0 3651 2501">
          <text:p/>
        </draw:connector>
        <draw:connector draw:style-name="gr5" draw:text-style-name="P2" draw:layer="layout" draw:type="line" svg:x1="10.6cm" svg:y1="6.6cm" svg:x2="17.95cm" svg:y2="9.1cm" draw:start-shape="id1" draw:start-glue-point="2" draw:end-shape="id5" draw:end-glue-point="0" svg:d="M10600 6600l7350 2500" svg:viewBox="0 0 7351 2501">
          <text:p/>
        </draw:connector>
        <draw:custom-shape draw:style-name="gr6" draw:text-style-name="P1" draw:layer="layout" svg:width="3.3cm" svg:height="1.6cm" svg:x="12.8cm" svg:y="9.1cm">
          <text:p text:style-name="P1">印哈夫曼树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, 'Noto Serif CJK JP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fo:font-size="10.5pt" fo:language="en" fo:country="US" style:letter-kerning="true" style:font-size-asian="10.5pt" style:language-asian="zh" style:country-asian="CN" style:font-size-complex="10.5pt"/>
    </style:style>
    <style:style style:name="page_20_number" style:display-name="page number" style:family="graphic">
      <style:paragraph-properties style:text-autospace="none"/>
    </style:style>
    <style:style style:name="footer" style:family="graphic">
      <style:paragraph-properties fo:margin-left="0cm" fo:margin-right="0cm" fo:text-align="start" fo:text-indent="0cm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9pt" fo:language="en" fo:country="US" style:letter-kerning="true" style:font-size-asian="9pt" style:language-asian="zh" style:country-asian="CN" style:font-size-complex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17:47:15.434481867</meta:creation-date>
    <dc:date>2018-12-29T18:34:48.145345782</dc:date>
    <meta:editing-duration>PT26M12S</meta:editing-duration>
    <meta:editing-cycles>1</meta:editing-cycles>
    <meta:generator>LibreOffice/6.1.2.1$Linux_X86_64 LibreOffice_project/10$Build-1</meta:generator>
    <meta:document-statistic meta:object-count="11"/>
  </office:meta>
</office:document-meta>
</file>